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4" style:family="paragraph" style:parent-style-name="Standard">
      <style:paragraph-properties fo:text-align="justify" style:justify-single-word="false"/>
      <style:text-properties officeooo:rsid="00137da5" officeooo:paragraph-rsid="0015eb60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7d5d1" style:font-weight-asian="normal" style:font-weight-complex="normal"/>
    </style:style>
    <style:style style:name="T3" style:family="text">
      <style:text-properties fo:font-weight="normal" officeooo:rsid="00181c3b" style:font-weight-asian="normal" style:font-weight-complex="normal"/>
    </style:style>
    <style:style style:name="T4" style:family="text">
      <style:text-properties fo:font-weight="normal" officeooo:rsid="0018c2f9" style:font-weight-asian="normal" style:font-weight-complex="normal"/>
    </style:style>
    <style:style style:name="T5" style:family="text">
      <style:text-properties officeooo:rsid="0015eb60"/>
    </style:style>
    <style:style style:name="T6" style:family="text">
      <style:text-properties officeooo:rsid="0017d5d1"/>
    </style:style>
    <style:style style:name="T7" style:family="text">
      <style:text-properties officeooo:rsid="00181c3b"/>
    </style:style>
    <style:style style:name="T8" style:family="text">
      <style:text-properties officeooo:rsid="0018c2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Ejercicio 1: </text:span><text:span text:style-name="T3">Procedimiento correcto. Te equivocas al integrar. En general bien (8/10)</text:span><text:span text:style-name="T2">.</text:span></text:p>
      <text:p text:style-name="P5"/>
      <text:p text:style-name="P2"><text:span text:style-name="T1">Ejercicio 2:</text:span> Perfecto (10/10).</text:p>
      <text:p text:style-name="P5"/>
      <text:p text:style-name="P2"><text:span text:style-name="T1">Ejercicio 3:</text:span> <text:span text:style-name="T7">Vas cometiendo algunos errores. El procedimiento bastante bien, no obstante. Mira cómo lo hago yo (7/10).</text:span></text:p>
      <text:p text:style-name="P5"/>
      <text:p text:style-name="P2"><text:span text:style-name="T1">Ejercicio 4:</text:span> <text:span text:style-name="T6">A la solución particular te falta añadirle un término constante. Mira cómo lo he hecho yo (7/10)</text:span></text:p>
      <text:p text:style-name="P6"/>
      <text:p text:style-name="P4"><text:span text:style-name="T1">Ejercicio 5:</text:span> <text:span text:style-name="T8">Al final pequeños errores 8/10.</text:span></text:p>
      <text:p text:style-name="P6"/>
      <text:p text:style-name="P3"><text:span text:style-name="T1">Ejercicio 6: </text:span>Está bien 10/10</text:p>
      <text:p text:style-name="P6"/>
      <text:p text:style-name="P3"><text:span text:style-name="T1">Ejercicio 7:</text:span> <text:span text:style-name="T8">Mira cómo lo he hecho yo 5/10</text:span></text:p>
      <text:p text:style-name="P6"/>
      <text:p text:style-name="P3"><text:span text:style-name="T1">Ejercicio 8:</text:span> <text:span text:style-name="T6">No presentado. </text:span></text:p>
      <text:p text:style-name="P6"/>
      <text:p text:style-name="P3"><text:span text:style-name="T1">Ejercicio 9:</text:span> <text:span text:style-name="T5">Perfecto 10/10</text:span></text:p>
      <text:p text:style-name="P6"/>
      <text:p text:style-name="P3"><text:span text:style-name="T1">Nota: </text:span><text:bookmark-start text:name="__DdeLink__78_2189117109"/><text:bookmark-start text:name="__DdeLink__81_398190948"/><text:span text:style-name="T2">(</text:span><text:span text:style-name="T4">8+10+7+7+8+10+5+0+10</text:span><text:span text:style-name="T2">)/9</text:span><text:bookmark-end text:name="__DdeLink__78_2189117109"/><text:bookmark-end text:name="__DdeLink__81_398190948"/><text:span text:style-name="T2">=</text:span><text:span text:style-name="T4">7.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6:46:09.102847428</dc:date>
    <meta:editing-duration>PT1H16M7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84" meta:character-count="546" meta:non-whitespace-character-count="471"/>
  </office:meta>
</office:document-meta>
</file>